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stingQueryBuilder.BoostingQueryBuilder( QueryBuilder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stingQueryBuilder.getQuery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